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9" calcext:value-type="float">
            <text:p>99,79</text:p>
          </table:table-cell>
          <table:table-cell office:value-type="float" office:value="0.21" calcext:value-type="float">
            <text:p>0,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55" calcext:value-type="float">
            <text:p>98,55</text:p>
          </table:table-cell>
          <table:table-cell office:value-type="float" office:value="1.45" calcext:value-type="float">
            <text:p>1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36" calcext:value-type="float">
            <text:p>99,36</text:p>
          </table:table-cell>
          <table:table-cell office:value-type="float" office:value="0.64" calcext:value-type="float">
            <text:p>0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44" calcext:value-type="float">
            <text:p>99,44</text:p>
          </table:table-cell>
          <table:table-cell office:value-type="float" office:value="0.56" calcext:value-type="float">
            <text:p>0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92" calcext:value-type="float">
            <text:p>99,492</text:p>
          </table:table-cell>
          <table:table-cell table:formula="of:=AVERAGE([.C2:.C11])" office:value-type="float" office:value="0.508" calcext:value-type="float">
            <text:p>0,508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44:00.841391079</meta:creation-date>
    <dc:date>2017-12-19T01:47:23.343208461</dc:date>
    <meta:editing-duration>PT3M24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